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8.31mm"/>
    </style:style>
    <style:style style:name="co4" style:family="table-column">
      <style:table-column-properties fo:break-before="auto" style:column-width="71.9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47.47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4.23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28.68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49.83mm"/>
    </style:style>
    <style:style style:name="co18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 style:data-style-name="N39"/>
    <style:style style:name="ce3" style:family="table-cell" style:parent-style-name="Default" style:data-style-name="N100"/>
    <style:style style:name="ce4" style:family="table-cell" style:parent-style-name="Default" style:data-style-name="N1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5"/>
    <style:style style:name="ce9" style:family="table-cell" style:parent-style-name="Default" style:data-style-name="N20113"/>
    <style:style style:name="ce10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redbubbl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rder Date</text:p>
          </table:table-cell>
          <table:table-cell table:style-name="ce1" office:value-type="string" calcext:value-type="string">
            <text:p>Ship Date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der #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Fulfillment Country</text:p>
          </table:table-cell>
          <table:table-cell table:style-name="ce1" office:value-type="string" calcext:value-type="string">
            <text:p>Destination Country</text:p>
          </table:table-cell>
          <table:table-cell table:style-name="ce1" office:value-type="string" calcext:value-type="string">
            <text:p>Destination St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tail Price</text:p>
          </table:table-cell>
          <table:table-cell table:style-name="ce1" office:value-type="string" calcext:value-type="string">
            <text:p>Manufacturing Fee</text:p>
          </table:table-cell>
          <table:table-cell table:style-name="ce1" office:value-type="string" calcext:value-type="string">
            <text:p>Artist Margi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1"/>
          <table:table-cell table:style-name="ce8"/>
          <table:table-cell/>
          <table:table-cell table:style-name="ce9"/>
        </table:table-row>
        <table:table-row table:style-name="ro1" table:number-rows-repeated="306">
          <table:table-cell/>
          <table:table-cell table:style-name="ce2"/>
          <table:table-cell table:number-columns-repeated="11"/>
          <table:table-cell table:style-name="ce8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/>
          <table:table-cell table:number-columns-repeated="4"/>
          <table:table-cell table:style-name="ce4"/>
          <table:table-cell table:style-name="Default"/>
          <table:table-cell table:style-name="ce7"/>
          <table:table-cell/>
          <table:table-cell table:style-name="ce8"/>
          <table:table-cell table:number-columns-repeated="2"/>
        </table:table-row>
        <table:table-row table:style-name="ro1" table:number-rows-repeated="60">
          <table:table-cell/>
          <table:table-cell table:style-name="ce2"/>
          <table:table-cell table:number-columns-repeated="11"/>
          <table:table-cell table:style-name="ce8"/>
          <table:table-cell table:number-columns-repeated="2"/>
        </table:table-row>
        <table:table-row table:style-name="ro1" table:number-rows-repeated="104820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alculated Columns" table:style-name="ta1">
        <table:table-column table:style-name="co4" table:default-cell-style-name="ce3"/>
        <table:table-column table:style-name="co2" table:default-cell-style-name="Default"/>
        <table:table-column table:style-name="co16" table:default-cell-style-name="ce8"/>
        <table:table-column table:style-name="co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Total Sold</text:p>
          </table:table-cell>
          <table:table-cell table:style-name="ce1" office:value-type="string" calcext:value-type="string">
            <text:p>Total Money</text:p>
          </table:table-cell>
          <table:table-cell/>
          <table:table-cell table:style-name="ce10" office:value-type="string" calcext:value-type="string">
            <text:p>Product</text:p>
          </table:table-cell>
          <table:table-cell table:style-name="ce1" office:value-type="string" calcext:value-type="string">
            <text:p>Total Sold</text:p>
          </table:table-cell>
          <table:table-cell table:style-name="ce1" office:value-type="string" calcext:value-type="string">
            <text:p>Total Money</text:p>
          </table:table-cell>
          <table:table-cell table:style-name="ce1" office:value-type="string" calcext:value-type="string">
            <text:p>Piece Value</text:p>
          </table:table-cell>
          <table:table-cell/>
        </table:table-row>
        <table:table-row table:style-name="ro1">
          <table:table-cell/>
          <table:table-cell table:formula="of:=SUMIF([$redbubble.$D$2:.$D$369];[.$A2];[$redbubble.$K$2:.$K$369])" office:value-type="float" office:value="0" calcext:value-type="float">
            <text:p>0</text:p>
          </table:table-cell>
          <table:table-cell table:formula="of:=SUMIF([$redbubble.$D$2:.$D$369];[.$A2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Framed Print</text:p>
          </table:table-cell>
          <table:table-cell table:formula="of:=SUMIF([$redbubble.$F$2:.$F$369];[.$E2];[$redbubble.$K$2:.$K$369])" office:value-type="float" office:value="0" calcext:value-type="float">
            <text:p>0</text:p>
          </table:table-cell>
          <table:table-cell table:style-name="ce8" table:formula="of:=SUMIF([$redbubble.$F$2:.$F$369];[.$E2];[$redbubble.$N$2:.$N$369])" office:value-type="currency" office:currency="EUR" office:value="0" calcext:value-type="currency">
            <text:p>€ 0,00</text:p>
          </table:table-cell>
          <table:table-cell table:style-name="ce8" table:formula="of:=[.G2]/[.F2]" office:value-type="string" office:string-value="" calcext:value-type="error">
            <text:p>#DIV/0!</text:p>
          </table:table-cell>
          <table:table-cell table:style-name="ce8"/>
        </table:table-row>
        <table:table-row table:style-name="ro1">
          <table:table-cell/>
          <table:table-cell table:formula="of:=SUMIF([$redbubble.$D$2:.$D$369];[.$A3];[$redbubble.$K$2:.$K$369])" office:value-type="float" office:value="0" calcext:value-type="float">
            <text:p>0</text:p>
          </table:table-cell>
          <table:table-cell table:formula="of:=SUMIF([$redbubble.$D$2:.$D$369];[.$A3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Lightweight Sweatshirt</text:p>
          </table:table-cell>
          <table:table-cell table:formula="of:=SUMIF([$redbubble.$F$2:.$F$369];[.$E3];[$redbubble.$K$2:.$K$369])" office:value-type="float" office:value="0" calcext:value-type="float">
            <text:p>0</text:p>
          </table:table-cell>
          <table:table-cell table:style-name="ce8" table:formula="of:=SUMIF([$redbubble.$F$2:.$F$369];[.$E3];[$redbubble.$N$2:.$N$369])" office:value-type="currency" office:currency="EUR" office:value="0" calcext:value-type="currency">
            <text:p>€ 0,00</text:p>
          </table:table-cell>
          <table:table-cell table:style-name="ce8" table:formula="of:=[.G3]/[.F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4];[$redbubble.$K$2:.$K$369])" office:value-type="float" office:value="0" calcext:value-type="float">
            <text:p>0</text:p>
          </table:table-cell>
          <table:table-cell table:formula="of:=SUMIF([$redbubble.$D$2:.$D$369];[.$A4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Women's Fitted Scoop T-Shirt</text:p>
          </table:table-cell>
          <table:table-cell table:formula="of:=SUMIF([$redbubble.$F$2:.$F$369];[.$E4];[$redbubble.$K$2:.$K$369])" office:value-type="float" office:value="0" calcext:value-type="float">
            <text:p>0</text:p>
          </table:table-cell>
          <table:table-cell table:style-name="ce8" table:formula="of:=SUMIF([$redbubble.$F$2:.$F$369];[.$E4];[$redbubble.$N$2:.$N$369])" office:value-type="currency" office:currency="EUR" office:value="0" calcext:value-type="currency">
            <text:p>€ 0,00</text:p>
          </table:table-cell>
          <table:table-cell table:style-name="ce8" table:formula="of:=[.G4]/[.F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5];[$redbubble.$K$2:.$K$369])" office:value-type="float" office:value="0" calcext:value-type="float">
            <text:p>0</text:p>
          </table:table-cell>
          <table:table-cell table:formula="of:=SUMIF([$redbubble.$D$2:.$D$369];[.$A5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Contrast Tank</text:p>
          </table:table-cell>
          <table:table-cell table:formula="of:=SUMIF([$redbubble.$F$2:.$F$369];[.$E5];[$redbubble.$K$2:.$K$369])" office:value-type="float" office:value="0" calcext:value-type="float">
            <text:p>0</text:p>
          </table:table-cell>
          <table:table-cell table:style-name="ce8" table:formula="of:=SUMIF([$redbubble.$F$2:.$F$369];[.$E5];[$redbubble.$N$2:.$N$369])" office:value-type="currency" office:currency="EUR" office:value="0" calcext:value-type="currency">
            <text:p>€ 0,00</text:p>
          </table:table-cell>
          <table:table-cell table:style-name="ce8" table:formula="of:=[.G5]/[.F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6];[$redbubble.$K$2:.$K$369])" office:value-type="float" office:value="0" calcext:value-type="float">
            <text:p>0</text:p>
          </table:table-cell>
          <table:table-cell table:formula="of:=SUMIF([$redbubble.$D$2:.$D$369];[.$A6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Graphic T-Shirt</text:p>
          </table:table-cell>
          <table:table-cell table:formula="of:=SUMIF([$redbubble.$F$2:.$F$369];[.$E6];[$redbubble.$K$2:.$K$369])" office:value-type="float" office:value="0" calcext:value-type="float">
            <text:p>0</text:p>
          </table:table-cell>
          <table:table-cell table:style-name="ce8" table:formula="of:=SUMIF([$redbubble.$F$2:.$F$369];[.$E6];[$redbubble.$N$2:.$N$369])" office:value-type="currency" office:currency="EUR" office:value="0" calcext:value-type="currency">
            <text:p>€ 0,00</text:p>
          </table:table-cell>
          <table:table-cell table:style-name="ce8" table:formula="of:=[.G6]/[.F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7];[$redbubble.$K$2:.$K$369])" office:value-type="float" office:value="0" calcext:value-type="float">
            <text:p>0</text:p>
          </table:table-cell>
          <table:table-cell table:formula="of:=SUMIF([$redbubble.$D$2:.$D$369];[.$A7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Samsung Galaxy Case/Skin</text:p>
          </table:table-cell>
          <table:table-cell table:formula="of:=SUMIF([$redbubble.$F$2:.$F$369];[.$E7];[$redbubble.$K$2:.$K$369])" office:value-type="float" office:value="0" calcext:value-type="float">
            <text:p>0</text:p>
          </table:table-cell>
          <table:table-cell table:style-name="ce8" table:formula="of:=SUMIF([$redbubble.$F$2:.$F$369];[.$E7];[$redbubble.$N$2:.$N$369])" office:value-type="currency" office:currency="EUR" office:value="0" calcext:value-type="currency">
            <text:p>€ 0,00</text:p>
          </table:table-cell>
          <table:table-cell table:style-name="ce8" table:formula="of:=[.G7]/[.F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8];[$redbubble.$K$2:.$K$369])" office:value-type="float" office:value="0" calcext:value-type="float">
            <text:p>0</text:p>
          </table:table-cell>
          <table:table-cell table:formula="of:=SUMIF([$redbubble.$D$2:.$D$369];[.$A8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T-Shirt</text:p>
          </table:table-cell>
          <table:table-cell table:formula="of:=SUMIF([$redbubble.$F$2:.$F$369];[.$E8];[$redbubble.$K$2:.$K$369])" office:value-type="float" office:value="0" calcext:value-type="float">
            <text:p>0</text:p>
          </table:table-cell>
          <table:table-cell table:style-name="ce8" table:formula="of:=SUMIF([$redbubble.$F$2:.$F$369];[.$E8];[$redbubble.$N$2:.$N$369])" office:value-type="currency" office:currency="EUR" office:value="0" calcext:value-type="currency">
            <text:p>€ 0,00</text:p>
          </table:table-cell>
          <table:table-cell table:style-name="ce8" table:formula="of:=[.G8]/[.F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9];[$redbubble.$K$2:.$K$369])" office:value-type="float" office:value="0" calcext:value-type="float">
            <text:p>0</text:p>
          </table:table-cell>
          <table:table-cell table:formula="of:=SUMIF([$redbubble.$D$2:.$D$369];[.$A9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iPhone Case/Skin</text:p>
          </table:table-cell>
          <table:table-cell table:formula="of:=SUMIF([$redbubble.$F$2:.$F$369];[.$E9];[$redbubble.$K$2:.$K$369])" office:value-type="float" office:value="0" calcext:value-type="float">
            <text:p>0</text:p>
          </table:table-cell>
          <table:table-cell table:style-name="ce8" table:formula="of:=SUMIF([$redbubble.$F$2:.$F$369];[.$E9];[$redbubble.$N$2:.$N$369])" office:value-type="currency" office:currency="EUR" office:value="0" calcext:value-type="currency">
            <text:p>€ 0,00</text:p>
          </table:table-cell>
          <table:table-cell table:style-name="ce8" table:formula="of:=[.G9]/[.F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0];[$redbubble.$K$2:.$K$369])" office:value-type="float" office:value="0" calcext:value-type="float">
            <text:p>0</text:p>
          </table:table-cell>
          <table:table-cell table:formula="of:=SUMIF([$redbubble.$D$2:.$D$369];[.$A10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Tri-blend T-Shirt</text:p>
          </table:table-cell>
          <table:table-cell table:formula="of:=SUMIF([$redbubble.$F$2:.$F$369];[.$E10];[$redbubble.$K$2:.$K$369])" office:value-type="float" office:value="0" calcext:value-type="float">
            <text:p>0</text:p>
          </table:table-cell>
          <table:table-cell table:style-name="ce8" table:formula="of:=SUMIF([$redbubble.$F$2:.$F$369];[.$E10];[$redbubble.$N$2:.$N$369])" office:value-type="currency" office:currency="EUR" office:value="0" calcext:value-type="currency">
            <text:p>€ 0,00</text:p>
          </table:table-cell>
          <table:table-cell table:style-name="ce8" table:formula="of:=[.G10]/[.F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1];[$redbubble.$K$2:.$K$369])" office:value-type="float" office:value="0" calcext:value-type="float">
            <text:p>0</text:p>
          </table:table-cell>
          <table:table-cell table:formula="of:=SUMIF([$redbubble.$D$2:.$D$369];[.$A11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Women's Relaxed Fit T-Shirt</text:p>
          </table:table-cell>
          <table:table-cell table:formula="of:=SUMIF([$redbubble.$F$2:.$F$369];[.$E11];[$redbubble.$K$2:.$K$369])" office:value-type="float" office:value="0" calcext:value-type="float">
            <text:p>0</text:p>
          </table:table-cell>
          <table:table-cell table:style-name="ce8" table:formula="of:=SUMIF([$redbubble.$F$2:.$F$369];[.$E11];[$redbubble.$N$2:.$N$369])" office:value-type="currency" office:currency="EUR" office:value="0" calcext:value-type="currency">
            <text:p>€ 0,00</text:p>
          </table:table-cell>
          <table:table-cell table:style-name="ce8" table:formula="of:=[.G11]/[.F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2];[$redbubble.$K$2:.$K$369])" office:value-type="float" office:value="0" calcext:value-type="float">
            <text:p>0</text:p>
          </table:table-cell>
          <table:table-cell table:formula="of:=SUMIF([$redbubble.$D$2:.$D$369];[.$A12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Throw Pillow</text:p>
          </table:table-cell>
          <table:table-cell table:formula="of:=SUMIF([$redbubble.$F$2:.$F$369];[.$E12];[$redbubble.$K$2:.$K$369])" office:value-type="float" office:value="0" calcext:value-type="float">
            <text:p>0</text:p>
          </table:table-cell>
          <table:table-cell table:style-name="ce8" table:formula="of:=SUMIF([$redbubble.$F$2:.$F$369];[.$E12];[$redbubble.$N$2:.$N$369])" office:value-type="currency" office:currency="EUR" office:value="0" calcext:value-type="currency">
            <text:p>€ 0,00</text:p>
          </table:table-cell>
          <table:table-cell table:style-name="ce8" table:formula="of:=[.G12]/[.F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3];[$redbubble.$K$2:.$K$369])" office:value-type="float" office:value="0" calcext:value-type="float">
            <text:p>0</text:p>
          </table:table-cell>
          <table:table-cell table:formula="of:=SUMIF([$redbubble.$D$2:.$D$369];[.$A13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Travel Mug</text:p>
          </table:table-cell>
          <table:table-cell table:formula="of:=SUMIF([$redbubble.$F$2:.$F$369];[.$E13];[$redbubble.$K$2:.$K$369])" office:value-type="float" office:value="0" calcext:value-type="float">
            <text:p>0</text:p>
          </table:table-cell>
          <table:table-cell table:style-name="ce8" table:formula="of:=SUMIF([$redbubble.$F$2:.$F$369];[.$E13];[$redbubble.$N$2:.$N$369])" office:value-type="currency" office:currency="EUR" office:value="0" calcext:value-type="currency">
            <text:p>€ 0,00</text:p>
          </table:table-cell>
          <table:table-cell table:style-name="ce8" table:formula="of:=[.G13]/[.F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4];[$redbubble.$K$2:.$K$369])" office:value-type="float" office:value="0" calcext:value-type="float">
            <text:p>0</text:p>
          </table:table-cell>
          <table:table-cell table:formula="of:=SUMIF([$redbubble.$D$2:.$D$369];[.$A14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Women's Fitted V-Neck T-Shirt</text:p>
          </table:table-cell>
          <table:table-cell table:formula="of:=SUMIF([$redbubble.$F$2:.$F$369];[.$E14];[$redbubble.$K$2:.$K$369])" office:value-type="float" office:value="0" calcext:value-type="float">
            <text:p>0</text:p>
          </table:table-cell>
          <table:table-cell table:style-name="ce8" table:formula="of:=SUMIF([$redbubble.$F$2:.$F$369];[.$E14];[$redbubble.$N$2:.$N$369])" office:value-type="currency" office:currency="EUR" office:value="0" calcext:value-type="currency">
            <text:p>€ 0,00</text:p>
          </table:table-cell>
          <table:table-cell table:style-name="ce8" table:formula="of:=[.G14]/[.F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5];[$redbubble.$K$2:.$K$369])" office:value-type="float" office:value="0" calcext:value-type="float">
            <text:p>0</text:p>
          </table:table-cell>
          <table:table-cell table:formula="of:=SUMIF([$redbubble.$D$2:.$D$369];[.$A15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Classic T-Shirt</text:p>
          </table:table-cell>
          <table:table-cell table:formula="of:=SUMIF([$redbubble.$F$2:.$F$369];[.$E15];[$redbubble.$K$2:.$K$369])" office:value-type="float" office:value="0" calcext:value-type="float">
            <text:p>0</text:p>
          </table:table-cell>
          <table:table-cell table:style-name="ce8" table:formula="of:=SUMIF([$redbubble.$F$2:.$F$369];[.$E15];[$redbubble.$N$2:.$N$369])" office:value-type="currency" office:currency="EUR" office:value="0" calcext:value-type="currency">
            <text:p>€ 0,00</text:p>
          </table:table-cell>
          <table:table-cell table:style-name="ce8" table:formula="of:=[.G15]/[.F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6];[$redbubble.$K$2:.$K$369])" office:value-type="float" office:value="0" calcext:value-type="float">
            <text:p>0</text:p>
          </table:table-cell>
          <table:table-cell table:formula="of:=SUMIF([$redbubble.$D$2:.$D$369];[.$A16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Poster</text:p>
          </table:table-cell>
          <table:table-cell table:formula="of:=SUMIF([$redbubble.$F$2:.$F$369];[.$E16];[$redbubble.$K$2:.$K$369])" office:value-type="float" office:value="0" calcext:value-type="float">
            <text:p>0</text:p>
          </table:table-cell>
          <table:table-cell table:style-name="ce8" table:formula="of:=SUMIF([$redbubble.$F$2:.$F$369];[.$E16];[$redbubble.$N$2:.$N$369])" office:value-type="currency" office:currency="EUR" office:value="0" calcext:value-type="currency">
            <text:p>€ 0,00</text:p>
          </table:table-cell>
          <table:table-cell table:style-name="ce8" table:formula="of:=[.G16]/[.F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7];[$redbubble.$K$2:.$K$369])" office:value-type="float" office:value="0" calcext:value-type="float">
            <text:p>0</text:p>
          </table:table-cell>
          <table:table-cell table:formula="of:=SUMIF([$redbubble.$D$2:.$D$369];[.$A17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Studio Pouch</text:p>
          </table:table-cell>
          <table:table-cell table:formula="of:=SUMIF([$redbubble.$F$2:.$F$369];[.$E17];[$redbubble.$K$2:.$K$369])" office:value-type="float" office:value="0" calcext:value-type="float">
            <text:p>0</text:p>
          </table:table-cell>
          <table:table-cell table:style-name="ce8" table:formula="of:=SUMIF([$redbubble.$F$2:.$F$369];[.$E17];[$redbubble.$N$2:.$N$369])" office:value-type="currency" office:currency="EUR" office:value="0" calcext:value-type="currency">
            <text:p>€ 0,00</text:p>
          </table:table-cell>
          <table:table-cell table:style-name="ce8" table:formula="of:=[.G17]/[.F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8];[$redbubble.$K$2:.$K$369])" office:value-type="float" office:value="0" calcext:value-type="float">
            <text:p>0</text:p>
          </table:table-cell>
          <table:table-cell table:formula="of:=SUMIF([$redbubble.$D$2:.$D$369];[.$A18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Mug</text:p>
          </table:table-cell>
          <table:table-cell table:formula="of:=SUMIF([$redbubble.$F$2:.$F$369];[.$E18];[$redbubble.$K$2:.$K$369])" office:value-type="float" office:value="0" calcext:value-type="float">
            <text:p>0</text:p>
          </table:table-cell>
          <table:table-cell table:style-name="ce8" table:formula="of:=SUMIF([$redbubble.$F$2:.$F$369];[.$E18];[$redbubble.$N$2:.$N$369])" office:value-type="currency" office:currency="EUR" office:value="0" calcext:value-type="currency">
            <text:p>€ 0,00</text:p>
          </table:table-cell>
          <table:table-cell table:style-name="ce8" table:formula="of:=[.G18]/[.F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19];[$redbubble.$K$2:.$K$369])" office:value-type="float" office:value="0" calcext:value-type="float">
            <text:p>0</text:p>
          </table:table-cell>
          <table:table-cell table:formula="of:=SUMIF([$redbubble.$D$2:.$D$369];[.$A19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Photographic Print</text:p>
          </table:table-cell>
          <table:table-cell table:formula="of:=SUMIF([$redbubble.$F$2:.$F$369];[.$E19];[$redbubble.$K$2:.$K$369])" office:value-type="float" office:value="0" calcext:value-type="float">
            <text:p>0</text:p>
          </table:table-cell>
          <table:table-cell table:style-name="ce8" table:formula="of:=SUMIF([$redbubble.$F$2:.$F$369];[.$E19];[$redbubble.$N$2:.$N$369])" office:value-type="currency" office:currency="EUR" office:value="0" calcext:value-type="currency">
            <text:p>€ 0,00</text:p>
          </table:table-cell>
          <table:table-cell table:style-name="ce8" table:formula="of:=[.G19]/[.F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20];[$redbubble.$K$2:.$K$369])" office:value-type="float" office:value="0" calcext:value-type="float">
            <text:p>0</text:p>
          </table:table-cell>
          <table:table-cell table:formula="of:=SUMIF([$redbubble.$D$2:.$D$369];[.$A20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Spiral Notebook</text:p>
          </table:table-cell>
          <table:table-cell table:formula="of:=SUMIF([$redbubble.$F$2:.$F$369];[.$E20];[$redbubble.$K$2:.$K$369])" office:value-type="float" office:value="0" calcext:value-type="float">
            <text:p>0</text:p>
          </table:table-cell>
          <table:table-cell table:style-name="ce8" table:formula="of:=SUMIF([$redbubble.$F$2:.$F$369];[.$E20];[$redbubble.$N$2:.$N$369])" office:value-type="currency" office:currency="EUR" office:value="0" calcext:value-type="currency">
            <text:p>€ 0,00</text:p>
          </table:table-cell>
          <table:table-cell table:style-name="ce8" table:formula="of:=[.G20]/[.F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21];[$redbubble.$K$2:.$K$369])" office:value-type="float" office:value="0" calcext:value-type="float">
            <text:p>0</text:p>
          </table:table-cell>
          <table:table-cell table:formula="of:=SUMIF([$redbubble.$D$2:.$D$369];[.$A21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Sticker</text:p>
          </table:table-cell>
          <table:table-cell table:formula="of:=SUMIF([$redbubble.$F$2:.$F$369];[.$E21];[$redbubble.$K$2:.$K$369])" office:value-type="float" office:value="0" calcext:value-type="float">
            <text:p>0</text:p>
          </table:table-cell>
          <table:table-cell table:style-name="ce8" table:formula="of:=SUMIF([$redbubble.$F$2:.$F$369];[.$E21];[$redbubble.$N$2:.$N$369])" office:value-type="currency" office:currency="EUR" office:value="0" calcext:value-type="currency">
            <text:p>€ 0,00</text:p>
          </table:table-cell>
          <table:table-cell table:style-name="ce8" table:formula="of:=[.G21]/[.F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22];[$redbubble.$K$2:.$K$369])" office:value-type="float" office:value="0" calcext:value-type="float">
            <text:p>0</text:p>
          </table:table-cell>
          <table:table-cell table:formula="of:=SUMIF([$redbubble.$D$2:.$D$369];[.$A22];[$redbubble.$N$2:.$N$369])" office:value-type="currency" office:currency="EUR" office:value="0" calcext:value-type="currency">
            <text:p>€ 0,00</text:p>
          </table:table-cell>
          <table:table-cell/>
          <table:table-cell table:style-name="ce3" office:value-type="string" calcext:value-type="string">
            <text:p>Greeting Card</text:p>
          </table:table-cell>
          <table:table-cell table:formula="of:=SUMIF([$redbubble.$F$2:.$F$369];[.$E22];[$redbubble.$K$2:.$K$369])" office:value-type="float" office:value="0" calcext:value-type="float">
            <text:p>0</text:p>
          </table:table-cell>
          <table:table-cell table:style-name="ce8" table:formula="of:=SUMIF([$redbubble.$F$2:.$F$369];[.$E22];[$redbubble.$N$2:.$N$369])" office:value-type="currency" office:currency="EUR" office:value="0" calcext:value-type="currency">
            <text:p>€ 0,00</text:p>
          </table:table-cell>
          <table:table-cell table:style-name="ce8" table:formula="of:=[.G22]/[.F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SUMIF([$redbubble.$D$2:.$D$369];[.$A23];[$redbubble.$K$2:.$K$369])" office:value-type="float" office:value="0" calcext:value-type="float">
            <text:p>0</text:p>
          </table:table-cell>
          <table:table-cell table:formula="of:=SUMIF([$redbubble.$D$2:.$D$369];[.$A23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4];[$redbubble.$K$2:.$K$369])" office:value-type="float" office:value="0" calcext:value-type="float">
            <text:p>0</text:p>
          </table:table-cell>
          <table:table-cell table:formula="of:=SUMIF([$redbubble.$D$2:.$D$369];[.$A24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5];[$redbubble.$K$2:.$K$369])" office:value-type="float" office:value="0" calcext:value-type="float">
            <text:p>0</text:p>
          </table:table-cell>
          <table:table-cell table:formula="of:=SUMIF([$redbubble.$D$2:.$D$369];[.$A25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6];[$redbubble.$K$2:.$K$369])" office:value-type="float" office:value="0" calcext:value-type="float">
            <text:p>0</text:p>
          </table:table-cell>
          <table:table-cell table:formula="of:=SUMIF([$redbubble.$D$2:.$D$369];[.$A26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7];[$redbubble.$K$2:.$K$369])" office:value-type="float" office:value="0" calcext:value-type="float">
            <text:p>0</text:p>
          </table:table-cell>
          <table:table-cell table:formula="of:=SUMIF([$redbubble.$D$2:.$D$369];[.$A27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8];[$redbubble.$K$2:.$K$369])" office:value-type="float" office:value="0" calcext:value-type="float">
            <text:p>0</text:p>
          </table:table-cell>
          <table:table-cell table:formula="of:=SUMIF([$redbubble.$D$2:.$D$369];[.$A28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29];[$redbubble.$K$2:.$K$369])" office:value-type="float" office:value="0" calcext:value-type="float">
            <text:p>0</text:p>
          </table:table-cell>
          <table:table-cell table:formula="of:=SUMIF([$redbubble.$D$2:.$D$369];[.$A29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0];[$redbubble.$K$2:.$K$369])" office:value-type="float" office:value="0" calcext:value-type="float">
            <text:p>0</text:p>
          </table:table-cell>
          <table:table-cell table:formula="of:=SUMIF([$redbubble.$D$2:.$D$369];[.$A30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1];[$redbubble.$K$2:.$K$369])" office:value-type="float" office:value="0" calcext:value-type="float">
            <text:p>0</text:p>
          </table:table-cell>
          <table:table-cell table:formula="of:=SUMIF([$redbubble.$D$2:.$D$369];[.$A31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2];[$redbubble.$K$2:.$K$369])" office:value-type="float" office:value="0" calcext:value-type="float">
            <text:p>0</text:p>
          </table:table-cell>
          <table:table-cell table:formula="of:=SUMIF([$redbubble.$D$2:.$D$369];[.$A32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3];[$redbubble.$K$2:.$K$369])" office:value-type="float" office:value="0" calcext:value-type="float">
            <text:p>0</text:p>
          </table:table-cell>
          <table:table-cell table:formula="of:=SUMIF([$redbubble.$D$2:.$D$369];[.$A33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4];[$redbubble.$K$2:.$K$369])" office:value-type="float" office:value="0" calcext:value-type="float">
            <text:p>0</text:p>
          </table:table-cell>
          <table:table-cell table:formula="of:=SUMIF([$redbubble.$D$2:.$D$369];[.$A34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5];[$redbubble.$K$2:.$K$369])" office:value-type="float" office:value="0" calcext:value-type="float">
            <text:p>0</text:p>
          </table:table-cell>
          <table:table-cell table:formula="of:=SUMIF([$redbubble.$D$2:.$D$369];[.$A35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6];[$redbubble.$K$2:.$K$369])" office:value-type="float" office:value="0" calcext:value-type="float">
            <text:p>0</text:p>
          </table:table-cell>
          <table:table-cell table:formula="of:=SUMIF([$redbubble.$D$2:.$D$369];[.$A36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7];[$redbubble.$K$2:.$K$369])" office:value-type="float" office:value="0" calcext:value-type="float">
            <text:p>0</text:p>
          </table:table-cell>
          <table:table-cell table:formula="of:=SUMIF([$redbubble.$D$2:.$D$369];[.$A37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8];[$redbubble.$K$2:.$K$369])" office:value-type="float" office:value="0" calcext:value-type="float">
            <text:p>0</text:p>
          </table:table-cell>
          <table:table-cell table:formula="of:=SUMIF([$redbubble.$D$2:.$D$369];[.$A38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39];[$redbubble.$K$2:.$K$369])" office:value-type="float" office:value="0" calcext:value-type="float">
            <text:p>0</text:p>
          </table:table-cell>
          <table:table-cell table:formula="of:=SUMIF([$redbubble.$D$2:.$D$369];[.$A39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0];[$redbubble.$K$2:.$K$369])" office:value-type="float" office:value="0" calcext:value-type="float">
            <text:p>0</text:p>
          </table:table-cell>
          <table:table-cell table:formula="of:=SUMIF([$redbubble.$D$2:.$D$369];[.$A40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1];[$redbubble.$K$2:.$K$369])" office:value-type="float" office:value="0" calcext:value-type="float">
            <text:p>0</text:p>
          </table:table-cell>
          <table:table-cell table:formula="of:=SUMIF([$redbubble.$D$2:.$D$369];[.$A41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2];[$redbubble.$K$2:.$K$369])" office:value-type="float" office:value="0" calcext:value-type="float">
            <text:p>0</text:p>
          </table:table-cell>
          <table:table-cell table:formula="of:=SUMIF([$redbubble.$D$2:.$D$369];[.$A42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3];[$redbubble.$K$2:.$K$369])" office:value-type="float" office:value="0" calcext:value-type="float">
            <text:p>0</text:p>
          </table:table-cell>
          <table:table-cell table:formula="of:=SUMIF([$redbubble.$D$2:.$D$369];[.$A43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4];[$redbubble.$K$2:.$K$369])" office:value-type="float" office:value="0" calcext:value-type="float">
            <text:p>0</text:p>
          </table:table-cell>
          <table:table-cell table:formula="of:=SUMIF([$redbubble.$D$2:.$D$369];[.$A44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5];[$redbubble.$K$2:.$K$369])" office:value-type="float" office:value="0" calcext:value-type="float">
            <text:p>0</text:p>
          </table:table-cell>
          <table:table-cell table:formula="of:=SUMIF([$redbubble.$D$2:.$D$369];[.$A45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6];[$redbubble.$K$2:.$K$369])" office:value-type="float" office:value="0" calcext:value-type="float">
            <text:p>0</text:p>
          </table:table-cell>
          <table:table-cell table:formula="of:=SUMIF([$redbubble.$D$2:.$D$369];[.$A46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7];[$redbubble.$K$2:.$K$369])" office:value-type="float" office:value="0" calcext:value-type="float">
            <text:p>0</text:p>
          </table:table-cell>
          <table:table-cell table:formula="of:=SUMIF([$redbubble.$D$2:.$D$369];[.$A47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8];[$redbubble.$K$2:.$K$369])" office:value-type="float" office:value="0" calcext:value-type="float">
            <text:p>0</text:p>
          </table:table-cell>
          <table:table-cell table:formula="of:=SUMIF([$redbubble.$D$2:.$D$369];[.$A48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49];[$redbubble.$K$2:.$K$369])" office:value-type="float" office:value="0" calcext:value-type="float">
            <text:p>0</text:p>
          </table:table-cell>
          <table:table-cell table:formula="of:=SUMIF([$redbubble.$D$2:.$D$369];[.$A49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0];[$redbubble.$K$2:.$K$369])" office:value-type="float" office:value="0" calcext:value-type="float">
            <text:p>0</text:p>
          </table:table-cell>
          <table:table-cell table:formula="of:=SUMIF([$redbubble.$D$2:.$D$369];[.$A50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1];[$redbubble.$K$2:.$K$369])" office:value-type="float" office:value="0" calcext:value-type="float">
            <text:p>0</text:p>
          </table:table-cell>
          <table:table-cell table:formula="of:=SUMIF([$redbubble.$D$2:.$D$369];[.$A51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2];[$redbubble.$K$2:.$K$369])" office:value-type="float" office:value="0" calcext:value-type="float">
            <text:p>0</text:p>
          </table:table-cell>
          <table:table-cell table:formula="of:=SUMIF([$redbubble.$D$2:.$D$369];[.$A52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3];[$redbubble.$K$2:.$K$369])" office:value-type="float" office:value="0" calcext:value-type="float">
            <text:p>0</text:p>
          </table:table-cell>
          <table:table-cell table:formula="of:=SUMIF([$redbubble.$D$2:.$D$369];[.$A53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4];[$redbubble.$K$2:.$K$369])" office:value-type="float" office:value="0" calcext:value-type="float">
            <text:p>0</text:p>
          </table:table-cell>
          <table:table-cell table:formula="of:=SUMIF([$redbubble.$D$2:.$D$369];[.$A54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5];[$redbubble.$K$2:.$K$369])" office:value-type="float" office:value="0" calcext:value-type="float">
            <text:p>0</text:p>
          </table:table-cell>
          <table:table-cell table:formula="of:=SUMIF([$redbubble.$D$2:.$D$369];[.$A55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6];[$redbubble.$K$2:.$K$369])" office:value-type="float" office:value="0" calcext:value-type="float">
            <text:p>0</text:p>
          </table:table-cell>
          <table:table-cell table:formula="of:=SUMIF([$redbubble.$D$2:.$D$369];[.$A56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7];[$redbubble.$K$2:.$K$369])" office:value-type="float" office:value="0" calcext:value-type="float">
            <text:p>0</text:p>
          </table:table-cell>
          <table:table-cell table:formula="of:=SUMIF([$redbubble.$D$2:.$D$369];[.$A57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8];[$redbubble.$K$2:.$K$369])" office:value-type="float" office:value="0" calcext:value-type="float">
            <text:p>0</text:p>
          </table:table-cell>
          <table:table-cell table:formula="of:=SUMIF([$redbubble.$D$2:.$D$369];[.$A58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59];[$redbubble.$K$2:.$K$369])" office:value-type="float" office:value="0" calcext:value-type="float">
            <text:p>0</text:p>
          </table:table-cell>
          <table:table-cell table:formula="of:=SUMIF([$redbubble.$D$2:.$D$369];[.$A59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60];[$redbubble.$K$2:.$K$369])" office:value-type="float" office:value="0" calcext:value-type="float">
            <text:p>0</text:p>
          </table:table-cell>
          <table:table-cell table:formula="of:=SUMIF([$redbubble.$D$2:.$D$369];[.$A60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61];[$redbubble.$K$2:.$K$369])" office:value-type="float" office:value="0" calcext:value-type="float">
            <text:p>0</text:p>
          </table:table-cell>
          <table:table-cell table:formula="of:=SUMIF([$redbubble.$D$2:.$D$369];[.$A61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62];[$redbubble.$K$2:.$K$369])" office:value-type="float" office:value="0" calcext:value-type="float">
            <text:p>0</text:p>
          </table:table-cell>
          <table:table-cell table:formula="of:=SUMIF([$redbubble.$D$2:.$D$369];[.$A62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63];[$redbubble.$K$2:.$K$369])" office:value-type="float" office:value="0" calcext:value-type="float">
            <text:p>0</text:p>
          </table:table-cell>
          <table:table-cell table:formula="of:=SUMIF([$redbubble.$D$2:.$D$369];[.$A63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1">
          <table:table-cell/>
          <table:table-cell table:formula="of:=SUMIF([$redbubble.$D$2:.$D$369];[.$A64];[$redbubble.$K$2:.$K$369])" office:value-type="float" office:value="0" calcext:value-type="float">
            <text:p>0</text:p>
          </table:table-cell>
          <table:table-cell table:formula="of:=SUMIF([$redbubble.$D$2:.$D$369];[.$A64];[$redbubble.$N$2:.$N$369])" office:value-type="currency" office:currency="EUR" office:value="0" calcext:value-type="currency">
            <text:p>€ 0,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redbubble.A1:redbubble.N369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Calculated Columns'.E1:'Calculated Columns'.H2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5" loext:min-decimal-places="5" number:min-integer-digits="0" number:grouping="true"/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/>
    </number:currency-style>
    <number:currency-style style:name="N112">
      <number:text>-</number:text>
      <number:currency-symbol number:language="it" number:country="IT">€</number:currency-symbol>
      <number:text> </number:text>
      <number:number number:decimal-places="0" loext:min-decimal-places="0" number:min-integer-digits="3" number:grouping="true"/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number number:decimal-places="0" loext:min-decimal-places="0" number:min-integer-digits="3" number:grouping="true"/>
    </number:currency-style>
    <number:currency-style style:name="N114">
      <number:text>-</number:text>
      <number:currency-symbol number:language="it" number:country="IT">€</number:currency-symbol>
      <number:text> </number:text>
      <number:number number:decimal-places="0" loext:min-decimal-places="0" number:min-integer-digits="3"/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6P0"/>
    </number:currency-style>
    <number:currency-style style:name="N10112P0" style:volatile="true" number:language="en" number:country="GB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0112P0"/>
    </number:currency-style>
    <number:currency-style style:name="N20113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0113" number:language="en" number:country="IE"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0113P0"/>
    </number:currency-style>
    <number:currency-style style:name="N20115P0" style:volatile="true" number:language="en" number:country="IE">
      <number:currency-symbol number:language="ga" number:country="IE">€</number:currency-symbol>
      <number:number number:decimal-places="2" loext:min-decimal-places="2" number:min-integer-digits="1" number:grouping="true"/>
    </number:currency-style>
    <number:currency-style style:name="N20115" number:language="en" number:country="IE">
      <number:text>-</number:text>
      <number:currency-symbol number:language="ga" number:country="IE">€</number:currency-symbol>
      <number:number number:decimal-places="2" loext:min-decimal-places="2" number:min-integer-digits="1" number:grouping="true"/>
      <style:map style:condition="value()&gt;=0" style:apply-style-name="N20115P0"/>
    </number:currency-style>
    <number:currency-style style:name="N3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3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30105P0"/>
    </number:currency-style>
    <number:currency-style style:name="N30106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30106" number:language="it" number:country="IT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30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21:19:53.03845807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21:21:03.739900508</dc:date>
    <meta:editing-duration>PT52M26S</meta:editing-duration>
    <meta:editing-cycles>10</meta:editing-cycles>
    <meta:generator>LibreOffice/5.2.7.2$Linux_X86_64 LibreOffice_project/20$Build-2</meta:generator>
    <meta:document-statistic meta:table-count="2" meta:cell-count="231" meta:object-count="0"/>
  </office:meta>
</office:document-meta>
</file>